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me je vous l'avais annoncé,</text:p>
      <text:p text:style-name="Standard">Voyez, cher monsieur,</text:p>
      <text:p text:style-name="Standard">Que votre carte est un Deux.</text:p>
      <text:p text:style-name="Standard">De cœur, qui plus est !</text:p>
      <text:p text:style-name="Standard"/>
      <text:p text:style-name="Standard">L'homme laissa échapper un sifflement admiratif devant le nouveau tour de passe-passe d'Erland qui le regardait avec un grand sourire, tandis que la dizaine de badauds qui assistaient à la représentation derrière lui applaudissaient avec enthousias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5-05T17:37:16.62</meta:creation-date>
    <dc:date>2020-05-05T18:02:34.37</dc:date>
    <meta:editing-duration>PT25M16S</meta:editing-duration>
    <meta:editing-cycles>7</meta:editing-cycles>
    <meta:generator>OpenOffice/4.1.7$Win32 OpenOffice.org_project/417m1$Build-9800</meta:generator>
    <meta:document-statistic meta:table-count="0" meta:image-count="0" meta:object-count="0" meta:page-count="1" meta:paragraph-count="5" meta:word-count="56" meta:character-count="353"/>
  </office:meta>
</office:document-meta>
</file>